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orGroup.is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orGroup.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orGroup.consume( List &lt; String &gt; 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orGroup.getUs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orGroup.addFragment( CommandlineFragment fr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orGroup.XorGroup( String description , boolean optio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orGroup.getMatc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orGroup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orGroup.did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